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margin-top="0in" fo:margin-bottom="0in" fo:line-height="100%" fo:orphans="0" fo:widows="0"/>
      <style:text-properties fo:font-weight="bold" style:font-weight-asian="bold" style:font-weight-complex="bold"/>
    </style:style>
    <style:style style:name="P6" style:family="paragraph" style:parent-style-name="Standard">
      <style:paragraph-properties fo:margin-top="0in" fo:margin-bottom="0in" fo:line-height="100%" fo:orphans="0" fo:widows="0"/>
      <style:text-properties style:text-underline-style="none" fo:font-weight="bold" style:font-weight-asian="bold" style:font-weight-complex="bold"/>
    </style:style>
    <style:style style:name="P7" style:family="paragraph" style:parent-style-name="Standard">
      <style:paragraph-properties fo:orphans="0" fo:widows="0" fo:break-before="page"/>
    </style:style>
    <style:style style:name="P8" style:family="paragraph" style:parent-style-name="List_20_Paragraph" style:list-style-name="WWNum5">
      <style:paragraph-properties fo:orphans="0" fo:widows="0"/>
    </style:style>
    <style:style style:name="P9" style:family="paragraph" style:parent-style-name="List_20_Paragraph" style:list-style-name="WWNum6">
      <style:paragraph-properties fo:orphans="0" fo:widows="0"/>
    </style:style>
    <style:style style:name="P10" style:family="paragraph" style:parent-style-name="Head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 2 beta 10/7</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text:a xlink:type="simple" xlink:href="https://github.com/insidmal/CS295N/tree/master/Lab 2/Lab 1 Number Guess" office:target-frame-name="_blank" xlink:show="new" text:style-name="Internet_20_link" text:visited-style-name="Visited_20_Internet_20_Link">https://github.com/insidmal/CS295N/tree/master/Lab 2/Lab 1 Number Guess</text:a></text:p>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Andrew Rogers</text:p>
          </table:table-cell>
        </table:table-row>
      </table:table>
      <text:p text:style-name="P3"><text:span text:style-name="T1"/></text:p>
      <text:p text:style-name="P6">→ <text:span text:style-name="T5">The solution is called Lab 1 Number Guess because that's what I named it in Lab 1 and copied it to Lab 2, sorry for the confusion, as you'll see the correct one is in the Lab 2 folder</text:span></text:p>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The only issue I see is with the answer that is posted at the bottom. After guessing once, the “correct answer” that’s shown for testing resets to 0 for me. It’s not a requirement, however it’s not retaining state after the button is pressed.</text:p>
            <text:p text:style-name="P5"><text:bookmark text:name="_GoBack"/>UPDATE → <text:span text:style-name="T5">Fixed, forgot to re-assign the variable on check, tested working 10/11/17</text:span></text:p>
          </table:table-cell>
          <table:covered-table-cell/>
          <table:covered-table-cell/>
        </table:table-row>
      </table:table>
      <text:p text:style-name="P4"><text:soft-page-break/></text:p>
      <text:p text:style-name="P7"><text:span text:style-name="T3">Appendix</text:span></text:p>
      <text:p text:style-name="P2"><text:span text:style-name="T1">Aspects of coding style to check</text:span></text:p>
      <text:list xml:id="list6278714634714618504" text:style-name="WWNum5">
        <text:list-item>
          <text:p text:style-name="P8">Is proper indentation used?</text:p>
        </text:list-item>
        <text:list-item>
          <text:p text:style-name="P8">Are the HTML elements and variables named descriptively?</text:p>
        </text:list-item>
        <text:list-item>
          <text:p text:style-name="P8">Have any unnecessary lines of code or files been removed?</text:p>
        </text:list-item>
        <text:list-item>
          <text:p text:style-name="P8">Are there explanatory comments in the code?</text:p>
        </text:list-item>
        <text:list-item>
          <text:p text:style-name="P8">Do variable names use camelCase? </text:p>
        </text:list-item>
        <text:list-item>
          <text:p text:style-name="P8">Are properties, methods and classes named using PascalCase (aka TitleCase)?</text:p>
        </text:list-item>
        <text:list-item>
          <text:p text:style-name="P8">Are constant names written using ALL_CAPS?</text:p>
        </text:list-item>
      </text:list>
      <text:p text:style-name="P2"><text:span text:style-name="T1">Best practices in Object Oriented Programming</text:span></text:p>
      <text:list xml:id="list8748887626266302597" text:style-name="WWNum6">
        <text:list-item>
          <text:p text:style-name="P9">Is the code DRY (no duplicated blocks of code)?</text:p>
        </text:list-item>
        <text:list-item>
          <text:p text:style-name="P9">Are named constants used instead of repeated literal constants?</text:p>
        </text:list-item>
        <text:list-item>
          <text:p text:style-name="P9">Is code that does computation or logical operations separated into its own class instead of being added to the code-behind?</text:p>
        </text:list-item>
        <text:list-item>
          <text:p text:style-name="P9">Are all instance variables private?</text:p>
        </text:list-item>
        <text:list-item>
          <text:p text:style-name="P9">Are local variables used instead of instance variables wherever possible?</text:p>
        </text:list-item>
        <text:list-item>
          <text:p text:style-name="P9">Does each method do just one thing (no “Swiss Armey” methods)?</text:p>
        </text:list-item>
        <text:list-item>
          <text:p text:style-name="P9">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2</meta:editing-cycles>
    <meta:creation-date>2017-10-07T22:11:00</meta:creation-date>
    <dc:date>2017-10-11T13:06:06.24</dc:date>
    <meta:editing-duration>P0D</meta:editing-duration>
    <meta:generator>OpenOffice/4.1.2$Win32 OpenOffice.org_project/412m3$Build-9782</meta:generator>
    <meta:document-statistic meta:table-count="2" meta:image-count="0" meta:object-count="0" meta:page-count="3" meta:paragraph-count="50" meta:word-count="454" meta:character-count="2641"/>
    <meta:user-defined meta:name="AppVersion">16.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